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517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4291" officeooo:paragraph-rsid="000a4291"/>
    </style:style>
    <style:style style:name="P2" style:family="paragraph" style:parent-style-name="Standard">
      <style:text-properties officeooo:rsid="000b362f" officeooo:paragraph-rsid="000b362f"/>
    </style:style>
    <style:style style:name="P3" style:family="paragraph" style:parent-style-name="Standard" style:list-style-name="L1">
      <style:text-properties officeooo:rsid="000b362f" officeooo:paragraph-rsid="000a4291"/>
    </style:style>
    <style:style style:name="P4" style:family="paragraph" style:parent-style-name="Standard" style:list-style-name="L1">
      <style:text-properties officeooo:rsid="000b362f" officeooo:paragraph-rsid="000b362f"/>
    </style:style>
    <style:style style:name="P5" style:family="paragraph" style:parent-style-name="Standard">
      <style:text-properties officeooo:rsid="000b362f" officeooo:paragraph-rsid="000b362f"/>
    </style:style>
    <style:style style:name="P6" style:family="paragraph" style:parent-style-name="Standard" style:list-style-name="L2">
      <style:text-properties officeooo:rsid="000b362f" officeooo:paragraph-rsid="000b362f"/>
    </style:style>
    <style:style style:name="P7" style:family="paragraph" style:parent-style-name="Standard" style:list-style-name="L1">
      <style:text-properties officeooo:rsid="000cd64e" officeooo:paragraph-rsid="000cd64e"/>
    </style:style>
    <style:style style:name="P8" style:family="paragraph" style:parent-style-name="Standard" style:list-style-name="L1">
      <style:text-properties officeooo:rsid="000c32d8" officeooo:paragraph-rsid="000c32d8"/>
    </style:style>
    <style:style style:name="P9" style:family="paragraph" style:parent-style-name="Standard">
      <style:text-properties officeooo:rsid="000f932e" officeooo:paragraph-rsid="000f932e"/>
    </style:style>
    <style:style style:name="P10" style:family="paragraph" style:parent-style-name="Standard" style:list-style-name="L4">
      <style:text-properties officeooo:rsid="0012e926" officeooo:paragraph-rsid="0012e926"/>
    </style:style>
    <style:style style:name="P11" style:family="paragraph" style:parent-style-name="Standard">
      <style:text-properties officeooo:rsid="0012e926" officeooo:paragraph-rsid="0012e926"/>
    </style:style>
    <style:style style:name="P12" style:family="paragraph" style:parent-style-name="Standard" style:list-style-name="L5">
      <style:text-properties officeooo:rsid="0012e926" officeooo:paragraph-rsid="0012e926"/>
    </style:style>
    <style:style style:name="P13" style:family="paragraph" style:parent-style-name="Standard">
      <style:text-properties officeooo:rsid="0013148a" officeooo:paragraph-rsid="0013148a"/>
    </style:style>
    <style:style style:name="P14" style:family="paragraph" style:parent-style-name="Standard">
      <style:text-properties fo:font-weight="bold" officeooo:rsid="000f932e" officeooo:paragraph-rsid="000f932e" style:font-weight-asian="bold" style:font-weight-complex="bold"/>
    </style:style>
    <style:style style:name="P15" style:family="paragraph" style:parent-style-name="Standard" style:list-style-name="L5">
      <style:text-properties officeooo:rsid="0013dd2a" officeooo:paragraph-rsid="0013dd2a"/>
    </style:style>
    <style:style style:name="P16" style:family="paragraph" style:parent-style-name="Standard" style:list-style-name="L5">
      <style:text-properties officeooo:rsid="00164fd7" officeooo:paragraph-rsid="00164fd7"/>
    </style:style>
    <style:style style:name="T1" style:family="text">
      <style:text-properties officeooo:rsid="000c32d8"/>
    </style:style>
    <style:style style:name="T2" style:family="text">
      <style:text-properties officeooo:rsid="0012e926"/>
    </style:style>
    <style:style style:name="T3" style:family="text">
      <style:text-properties officeooo:rsid="0013148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64f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Projet Technologique :</text:p>
      <text:p text:style-name="P1"/>
      <text:p text:style-name="P1"><text:span text:style-name="T4">Exigences </text:span>:</text:p>
      <text:p text:style-name="P1">Enregistrement des donnes acquises lors du pointage dans un fichier au format csv :</text:p>
      <text:p text:style-name="P1"/>
      <text:p text:style-name="P1">Création d’une matrice pour en suite mettre sur un fichier csv. Pas besoins d’importer quoi que ce soit :</text:p>
      <text:list xml:id="list4144219152" text:style-name="L1">
        <text:list-item>
          <text:p text:style-name="P3">Bouton de sauvegarde pour sauvegarder les données en csv.</text:p>
        </text:list-item>
        <text:list-item>
          <text:p text:style-name="P4">Bouton ouvre un explorateur de fichier pour choisir emplacement de sauvegarde.</text:p>
        </text:list-item>
        <text:list-item>
          <text:p text:style-name="P7">Bouton nomé exporté en csv</text:p>
        </text:list-item>
        <text:list-item>
          <text:p text:style-name="P8">BONUS crée un système de stockage sur le même fichier sans écraser les données a toutes les sauvegardes </text:p>
          <text:p text:style-name="P8"/>
        </text:list-item>
      </text:list>
      <text:p text:style-name="P2"/>
      <text:p text:style-name="P2">Mise en place échelle pour l’utilisateur :</text:p>
      <text:list xml:id="list3336319930" text:style-name="L2">
        <text:list-item>
          <text:p text:style-name="P6">clic droit = sélectionner un point </text:p>
        </text:list-item>
        <text:list-item>
          <text:p text:style-name="P6">2ᵉ clic droit ouverture d’une fenêtre avec zone ou on rentre la distance entre les deux points + (sélection d’une unité)</text:p>
        </text:list-item>
        <text:list-item>
          <text:p text:style-name="P6">stocker l’échelle dans une variable horizontale et verticale <text:span text:style-name="T1">en même temps.</text:span></text:p>
        </text:list-item>
        <text:list-item>
          <text:p text:style-name="P6">distance pixels (vecteur) <text:s/>—&gt; longueur système international</text:p>
          <text:p text:style-name="P6"/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</text:list-item>
      </text:list>
      <text:p text:style-name="P1"/>
      <text:p text:style-name="P14">Conceptions et Taches :</text:p>
      <text:p text:style-name="P9">Décomposition de <text:span text:style-name="T2">matrice et donnés lors du pointage.</text:span> </text:p>
      <text:list xml:id="list1766793769" text:style-name="L4">
        <text:list-item>
          <text:p text:style-name="P10">Créer une fenêtre </text:p>
        </text:list-item>
        <text:list-item>
          <text:p text:style-name="P10">créer un bouton </text:p>
        </text:list-item>
        <text:list-item>
          <text:p text:style-name="P10">lien vers l’explorateur de fichiers </text:p>
        </text:list-item>
        <text:list-item>
          <text:p text:style-name="P10">recupperer les donnés du fichier csv</text:p>
        </text:list-item>
      </text:list>
      <text:p text:style-name="P11"/>
      <text:p text:style-name="P11">Mise en place de l’echelle :</text:p>
      <text:list xml:id="list1738832148" text:style-name="L5">
        <text:list-item>
          <text:p text:style-name="P12">sauvegarder les coord. Du point ou a ete la souris </text:p>
        </text:list-item>
        <text:list-item>
          <text:p text:style-name="P12">enregistre<text:span text:style-name="T3">r le clic droit et ouvrir une fenetre suite au deuxieme</text:span></text:p>
          <text:list>
            <text:list-item>
              <text:p text:style-name="P15">input de l’utiliateur pour determiner l’echelle </text:p>
            </text:list-item>
            <text:list-item>
              <text:p text:style-name="P15">variables horizontales et verticale pour determiner la distance entre les deux points</text:p>
            </text:list-item>
            <text:list-item>
              <text:p text:style-name="P15">fonction de conversion <text:span text:style-name="T5">des coordonnées </text:span></text:p>
            </text:list-item>
            <text:list-item>
              <text:p text:style-name="P16">ecrire une fonction de changement d’origine </text:p>
            </text:list-item>
            <text:list-item>
              <text:p text:style-name="P15">fixer une origine </text:p>
            </text:list-item>
          </text:list>
        </text:list-item>
      </text:list>
      <text:p text:style-name="P13"/>
      <text:p text:style-name="P11"/>
      <table:table table:name="Tableau1" table:style-name="Tableau1">
        <table:table-column table:style-name="Tableau1.A" table:number-columns-repeated="5"/>
        <table:table-row table:style-name="TableLine941210121589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E1" office:value-type="string">
            <text:p text:style-name="Table_20_Contents"/>
          </table:table-cell>
        </table:table-row>
        <table:table-row table:style-name="TableLine941210121589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Line941210121589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Line941210121589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Line941210121589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Line941210121589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Line941210121589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ext:soft-page-break/>
        <table:table-row table:style-name="TableLine941210121589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Line941210121589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 table:style-name="TableLine9412101215897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2-03T15:50:32.884019933</meta:creation-date>
    <dc:date>2022-02-10T15:46:39.629129768</dc:date>
    <meta:editing-duration>PT36M7S</meta:editing-duration>
    <meta:editing-cycles>4</meta:editing-cycles>
    <meta:generator>LibreOffice/7.0.4.2$Linux_X86_64 LibreOffice_project/00$Build-2</meta:generator>
    <meta:document-statistic meta:table-count="1" meta:image-count="0" meta:object-count="0" meta:page-count="2" meta:paragraph-count="30" meta:word-count="246" meta:character-count="1419" meta:non-whitespace-character-count="1210"/>
  </office:meta>
</office:document-meta>
</file>